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2 11 7 14 0 5 10 9</text:p>
          </table:table-cell>
          <table:table-cell table:style-name="ce1" office:value-type="float" office:value="12.9855" calcext:value-type="float">
            <text:p>12.9855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3 10 9 8 7 4 13 6</text:p>
          </table:table-cell>
          <table:table-cell table:style-name="ce1" office:value-type="float" office:value="12.9855" calcext:value-type="float">
            <text:p>12.9855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15 10 6 3 1 4 0 5</text:p>
          </table:table-cell>
          <table:table-cell table:style-name="ce1" office:value-type="float" office:value="12.9855" calcext:value-type="float">
            <text:p>12.9855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7 13 3 14 9 0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12.9855" calcext:value-type="float">
            <text:p>12.98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14.041" calcext:value-type="float">
            <text:p>14.041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2:36:56.77149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20T15:08:42.157489329</dc:date>
    <meta:editing-duration>PT16H30M52S</meta:editing-duration>
    <meta:editing-cycles>6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2.235cm" svg:y="1.641cm" svg:width="12.973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2:Sheet1.C96</svg:desc>
                </draw:g>
              </table:table-cell>
              <table:table-cell office:value-type="float" office:value="12.9855">
                <text:p>12.9855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2.9855">
                <text:p>12.9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14.041">
                <text:p>14.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